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1">SEMINARSKI RAD</text:p>
      <text:p text:style-name="Heading_20_1">SIMPLE EXPENSE TRACKER - ANDROID APLIKACIJA</text:p>
      <text:p text:style-name="Text_20_body"/>
      <text:p text:style-name="Text_20_body"/>
      <text:p text:style-name="Heading_20_1">SADRŽAJ</text:p>
      <text:p text:style-name="Text_20_body">1. UVOD</text:p>
      <text:p text:style-name="Text_20_body">2. TEHNIČKA PERSPEKTIVA</text:p>
      <text:p text:style-name="Text_20_body">2.1. Tehnologije i alati</text:p>
      <text:p text:style-name="Text_20_body">2.2. Arhitektura aplikacije</text:p>
      <text:p text:style-name="Text_20_body">2.3. Struktura baze podataka</text:p>
      <text:p text:style-name="Text_20_body">2.4. Tok podataka</text:p>
      <text:p text:style-name="Text_20_body">2.5. Korisničko interfejs (UI)</text:p>
      <text:p text:style-name="Text_20_body">2.6. CI/CD automatizacija</text:p>
      <text:p text:style-name="Text_20_body">3. KORISNIČKI PRIRUČNIK</text:p>
      <text:p text:style-name="Text_20_body">3.1. Pokretanje aplikacije</text:p>
      <text:p text:style-name="Text_20_body">3.2. Dodavanje troškova</text:p>
      <text:p text:style-name="Text_20_body">3.3. Pregled dnevnih troškova</text:p>
      <text:p text:style-name="Text_20_body">3.4. Pregled mesečnih troškova</text:p>
      <text:p text:style-name="Text_20_body">3.5. Mesečni izveštaj</text:p>
      <text:p text:style-name="Text_20_body">3.6. Podešavanje dnevnog limita</text:p>
      <text:p text:style-name="Text_20_body">3.7. Upravljanje kategorijama</text:p>
      <text:p text:style-name="Text_20_body">4. ZAKLJUČAK</text:p>
      <text:p text:style-name="Text_20_body"/>
      <text:p text:style-name="Text_20_body"/>
      <text:p text:style-name="Heading_20_1">1. UVOD</text:p>
      <text:p text:style-name="Text_20_body"/>
      <text:p text:style-name="Text_20_body">Simple Expense Tracker je mobilna Android aplikacija namenjena praćenju ličnih troškova. Aplikacija omogućava korisnicima da evidentiraju svoje dnevne troškove, organizuju ih po kategorijama, prate budžet, i dobijaju detaljne mesečne izveštaje o svojim potrošačkim navikama.</text:p>
      <text:p text:style-name="Text_20_body"/>
      <text:p text:style-name="Text_20_body">Osnovne karakteristike aplikacije uključuju:</text:p>
      <text:p text:style-name="List">• Evidenciju troškova sa iznosom, kategorijom i datumom</text:p>
      <text:p text:style-name="List">• Pregled dnevnih troškova sa praćenjem dnevnog limita</text:p>
      <text:p text:style-name="List">• Mesečni pregled i upravljanje troškovima</text:p>
      <text:p text:style-name="List">• Statistički izveštaji i sažeci obrazaca potrošnje</text:p>
      <text:p text:style-name="List">• Podešavanje dnevnog budžetskog limita</text:p>
      <text:p text:style-name="List">• Prilagođene kategorije sa custom bojama i ikonama</text:p>
      <text:p text:style-name="List">• Potpuno offline rad - svi podaci se čuvaju lokalno na uređaju</text:p>
      <text:p text:style-name="Text_20_body"/>
      <text:p text:style-name="Text_20_body"><text:soft-page-break/>Aplikacija je razvijena korišćenjem modernih Android tehnologija i praksi, sa fokusom na korisničko iskustvo, performanse i održivost koda.</text:p>
      <text:p text:style-name="Text_20_body"/>
      <text:p text:style-name="Text_20_body"/>
      <text:p text:style-name="Heading_20_1">2. TEHNIČKA PERSPEKTIVA</text:p>
      <text:p text:style-name="Text_20_body"/>
      <text:p text:style-name="Heading_20_2">2.1. Tehnologije i alati</text:p>
      <text:p text:style-name="Text_20_body"/>
      <text:p text:style-name="Text_20_body">Programski jezik:</text:p>
      <text:p text:style-name="List">• Kotlin - moderan, siguran i ekspresivan programski jezik za Android razvoj</text:p>
      <text:p text:style-name="Text_20_body"/>
      <text:p text:style-name="Text_20_body">Platforma:</text:p>
      <text:p text:style-name="List">• Android SDK (Minimalna API 28 / Android 9, Target API 35)</text:p>
      <text:p text:style-name="List">• Jetpack Compose - moderna deklarativna UI biblioteka (slično React-u)</text:p>
      <text:p text:style-name="Text_20_body"/>
      <text:p text:style-name="Text_20_body">Glavni framework-ovi i biblioteke:</text:p>
      <text:p text:style-name="List">• Jetpack Compose UI (androidx.compose) - deklarativni UI toolkit</text:p>
      <text:p text:style-name="List">• Navigation Component - upravljanje navigacijom između ekrana</text:p>
      <text:p text:style-name="List">• SQLite Database - lokalno skladištenje podataka</text:p>
      <text:p text:style-name="List">• DataStore Preferences - čuvanje korisničkih podešavanja</text:p>
      <text:p text:style-name="List">• Material 3 Design - moderna dizajnerska komponente</text:p>
      <text:p text:style-name="List">• Kotlin Coroutines - asinhrono programiranje</text:p>
      <text:p text:style-name="Text_20_body"/>
      <text:p text:style-name="Text_20_body">Build sistem:</text:p>
      <text:p text:style-name="List">• Gradle sa Kotlin DSL</text:p>
      <text:p text:style-name="List">• Version Code: 9, Version Name: 1.0.6</text:p>
      <text:p text:style-name="Text_20_body"/>
      <text:p text:style-name="Text_20_body"/>
      <text:p text:style-name="Heading_20_2">2.2. Arhitektura aplikacije</text:p>
      <text:p text:style-name="Text_20_body"/>
      <text:p text:style-name="Text_20_body">Aplikacija prati čistu arhitekturnu praksu sa odvojenim slojevima za podatke, poslovnu logiku i korisnički interfejs:</text:p>
      <text:p text:style-name="Text_20_body"/>
      <text:p text:style-name="Text_20_body">1. DATA LAYER (Sloj podataka)</text:p>
      <text:p text:style-name="Text_20_body"/>
      <text:p text:style-name="List">• AppDatabase.kt - Inicijalizacija i kreiranje SQLite baze podataka</text:p>
      <text:p text:style-name="List">• AppProvider.kt - ContentProvider za strukturisan pristup podacima</text:p>
      <text:p text:style-name="List">• ExpenseContract.kt - Definiše strukturu tabele troškova</text:p>
      <text:p text:style-name="List">• CategoryContract.kt - Definiše strukturu tabele kategorija</text:p>
      <text:p text:style-name="Text_20_body"/>
      <text:p text:style-name="Text_20_body">2. REPOSITORY LAYER (Repozitorijum)</text:p>
      <text:p text:style-name="Text_20_body"/>
      <text:p text:style-name="List"><text:soft-page-break/>• ExpenseRepository.kt - CRUD operacije za troškove (Create, Read, Update, Delete)</text:p>
      <text:p text:style-name="List">• CategoryRepository.kt - CRUD operacije za kategorije</text:p>
      <text:p text:style-name="Text_20_body"/>
      <text:p text:style-name="Text_20_body">Repository pattern obezbeđuje apstrakciju između izvora podataka i poslovne logike.</text:p>
      <text:p text:style-name="Text_20_body"/>
      <text:p text:style-name="Text_20_body">3. MANAGER LAYER (Poslovna logika)</text:p>
      <text:p text:style-name="Text_20_body"/>
      <text:p text:style-name="List">• ExpenseManager.kt - Upravlja operacijama sa troškovima</text:p>
      <text:p text:style-name="List">- Dodavanje, izmena i brisanje troškova</text:p>
      <text:p text:style-name="List">- Izračunavanje dnevnih i mesečnih zbira</text:p>
      <text:p text:style-name="List">- Praćenje budžetskog statusa (unutar/van limita)</text:p>
      <text:p text:style-name="List">- Filtriranje troškova po datumu</text:p>
      <text:p text:style-name="Text_20_body"/>
      <text:p text:style-name="List">• ExpenseCategoryManager.kt - Upravlja kategorijama troškova</text:p>
      <text:p text:style-name="List">- CRUD operacije za kategorije</text:p>
      <text:p text:style-name="List">- Upravljanje omiljenim kategorijama</text:p>
      <text:p text:style-name="Text_20_body"/>
      <text:p text:style-name="List">• DateManager.kt - Upravljanje datumima i kalendar logika</text:p>
      <text:p text:style-name="Text_20_body"/>
      <text:p text:style-name="Text_20_body">4. UI LAYER (Korisnički interfejs)</text:p>
      <text:p text:style-name="Text_20_body"/>
      <text:p text:style-name="List">• MainActivity.kt - Glavni ulaz u aplikaciju sa navigation drawer-om</text:p>
      <text:p text:style-name="List">• composables/pages/ - Ekrani aplikacije (stranice)</text:p>
      <text:p text:style-name="List">• composables/dialogs/ - Dijalozi (popup prozori)</text:p>
      <text:p text:style-name="List">• composables/lists/ - Liste komponente</text:p>
      <text:p text:style-name="List">• composables/inputs/ - Input komponente (forme, polja)</text:p>
      <text:p text:style-name="List">• composables/ui/ - Reusable UI komponente</text:p>
      <text:p text:style-name="Text_20_body"/>
      <text:p text:style-name="Text_20_body"/>
      <text:p text:style-name="Heading_20_2">2.3. Struktura baze podataka</text:p>
      <text:p text:style-name="Text_20_body"/>
      <text:p text:style-name="Text_20_body">Aplikacija koristi SQLite bazu podataka sa dve glavne tabele:</text:p>
      <text:p text:style-name="Text_20_body"/>
      <text:p text:style-name="Text_20_body">1. Tabela Categories (Kategorije)</text:p>
      <text:p text:style-name="Text_20_body"/>
      <text:p text:style-name="List">• ID (INTEGER, PRIMARY KEY, AUTO INCREMENT) - Jedinstveni identifikator</text:p>
      <text:p text:style-name="List">• NAME (TEXT) - Naziv kategorije (npr. "Hrana", "Transport")</text:p>
      <text:p text:style-name="List">• DESCRIPTION (TEXT) - Opis kategorije</text:p>
      <text:p text:style-name="List">• IS_FAVORITE (BOOLEAN) - Da li je omiljna kategorija</text:p>
      <text:p text:style-name="List">• IS_CUSTOM (BOOLEAN) - Da li je korisnička custom kategorija</text:p>
      <text:p text:style-name="List">• TINT (FLOAT) - Boja kategorije</text:p>
      <text:p text:style-name="Text_20_body"/>
      <text:p text:style-name="Text_20_body">2. Tabela Expenses (Troškovi)</text:p>
      <text:p text:style-name="Text_20_body"/>
      <text:p text:style-name="List"><text:soft-page-break/>• ID (INTEGER, PRIMARY KEY) - Jedinstveni identifikator</text:p>
      <text:p text:style-name="List">• EXPENSE_DAY (INTEGER) - Dan troška</text:p>
      <text:p text:style-name="List">• EXPENSE_MONTH (INTEGER) - Mesec troška</text:p>
      <text:p text:style-name="List">• EXPENSE_YEAR (INTEGER) - Godina troška</text:p>
      <text:p text:style-name="List">• EXPENSE_AMOUNT (REAL) - Iznos troška</text:p>
      <text:p text:style-name="List">• DESCRIPTION (TEXT, opciono) - Opis troška</text:p>
      <text:p text:style-name="List">• CATEGORY_ID (INTEGER, FOREIGN KEY) - Referenca na kategoriju</text:p>
      <text:p text:style-name="Text_20_body"/>
      <text:p text:style-name="Text_20_body">Prilikom prvog pokretanja, aplikacija automatski kreira podrazumevane kategorije definisane u DefaultExpenseCategories.kt.</text:p>
      <text:p text:style-name="Text_20_body"/>
      <text:p text:style-name="Text_20_body"/>
      <text:p text:style-name="Heading_20_2">2.4. Tok podataka</text:p>
      <text:p text:style-name="Text_20_body"/>
      <text:p text:style-name="Text_20_body">Aplikacija prati unidrektalni tok podataka (unidirectional data flow):</text:p>
      <text:p text:style-name="Text_20_body"/>
      <text:p text:style-name="Text_20_body">1. Korisnik interaguje sa UI komponentom (npr. unosi trošak)</text:p>
      <text:p text:style-name="Text_20_body">2. UI poziva funkciju u Manager-u</text:p>
      <text:p text:style-name="Text_20_body">3. Manager procesira poslovnu logiku i poziva Repository</text:p>
      <text:p text:style-name="Text_20_body">4. Repository pristupa bazi podataka preko ContentProvider-a</text:p>
      <text:p text:style-name="Text_20_body">5. Podaci se čuvaju u SQLite bazi</text:p>
      <text:p text:style-name="Text_20_body">6. Odgovor se vraća kroz iste slojeve nazad do UI-ja</text:p>
      <text:p text:style-name="Text_20_body">7. UI se ažurira sa novim podacima</text:p>
      <text:p text:style-name="Text_20_body"/>
      <text:p text:style-name="Text_20_body">Ovaj pristup omogućava:</text:p>
      <text:p text:style-name="List">• Lakše testiranje svaki sloj pojedinačno</text:p>
      <text:p text:style-name="List">• Bolju separaciju odgovornosti (separation of concerns)</text:p>
      <text:p text:style-name="List">• Jednostavnije održavanje i proširivanje koda</text:p>
      <text:p text:style-name="Text_20_body"/>
      <text:p text:style-name="Text_20_body"/>
      <text:p text:style-name="Heading_20_2">2.5. Korisnički interfejs (UI)</text:p>
      <text:p text:style-name="Text_20_body"/>
      <text:p text:style-name="Text_20_body">Aplikacija koristi Jetpack Compose - moderan, deklarativan UI toolkit. Glavne karakteristike:</text:p>
      <text:p text:style-name="Text_20_body"/>
      <text:p text:style-name="List">• Material 3 Design System - savremeni dizajn</text:p>
      <text:p text:style-name="List">• Responsive layout - prilagođavanje različitim veličinama ekrana</text:p>
      <text:p text:style-name="List">• Navigation Drawer - bočni meni za navigaciju</text:p>
      <text:p text:style-name="List">• Reusable komponente - višekratna upotreba UI elemenata</text:p>
      <text:p text:style-name="Text_20_body"/>
      <text:p text:style-name="Text_20_body">Glavni ekrani aplikacije:</text:p>
      <text:p text:style-name="Text_20_body"/>
      <text:p text:style-name="List"><text:soft-page-break/>• AddExpensePage - Forma za unos novog troška</text:p>
      <text:p text:style-name="List">• DailyExpensesPage - Lista današnjih troškova</text:p>
      <text:p text:style-name="List">• MonthlyExpensesPage - Prikaz mesečnih troškova</text:p>
      <text:p text:style-name="List">• MonthlyReportPage - Statistike i grafikoni</text:p>
      <text:p text:style-name="List">• CategoriesSetupPage - Upravljanje kategorijama</text:p>
      <text:p text:style-name="List">• DailyExpenseLimitPage - Podešavanje dnevnog limita</text:p>
      <text:p text:style-name="List">• DonationPage - Informacije o aplikaciji</text:p>
      <text:p text:style-name="Text_20_body"/>
      <text:p text:style-name="Text_20_body"/>
      <text:p text:style-name="Heading_20_2">2.6. CI/CD automatizacija</text:p>
      <text:p text:style-name="Text_20_body"/>
      <text:p text:style-name="Text_20_body">Projekat koristi GitHub Actions workflow za automatizaciju build procesa:</text:p>
      <text:p text:style-name="Text_20_body"/>
      <text:p text:style-name="Text_20_body">Workflow fajl: .github/workflows/build-apk.yml</text:p>
      <text:p text:style-name="Text_20_body"/>
      <text:p text:style-name="List">1. Okidač: push ili pull request na master granu</text:p>
      <text:p text:style-name="List">2. Setup: Instaliranje Java 17 okruženja</text:p>
      <text:p text:style-name="List">3. Build: Izvršavanje ./gradlew assembleDebug komande</text:p>
      <text:p text:style-name="List">4. Upload: APK fajl se postavlja kao artifact koji se može preuzeti</text:p>
      <text:p text:style-name="Text_20_body"/>
      <text:p text:style-name="Text_20_body">Ovo omogućava automatsko pravljenje instalacionog APK fajla pri svakoj promeni koda.</text:p>
      <text:p text:style-name="Text_20_body"/>
      <text:p text:style-name="Text_20_body"/>
      <text:p text:style-name="Heading_20_1">3. KORISNIČKI PRIRUČNIK</text:p>
      <text:p text:style-name="Text_20_body"/>
      <text:p text:style-name="Heading_20_2">3.1. Pokretanje aplikacije</text:p>
      <text:p text:style-name="Text_20_body"/>
      <text:p text:style-name="Text_20_body">1. Instalirajte APK fajl na vaš Android uređaj (minimum Android 9)</text:p>
      <text:p text:style-name="Text_20_body">2. Otvorite aplikaciju tapkanjem na ikonu "Simple Expense Tracker"</text:p>
      <text:p text:style-name="Text_20_body">3. Pri prvom pokretanju, aplikacija će automatski kreirati bazu podataka i podrazumevane kategorije</text:p>
      <text:p text:style-name="Text_20_body">4. Otvorite bočni meni tapkanjem na ikonu hamburger menija (☰) u gornjem levom uglu</text:p>
      <text:p text:style-name="Text_20_body"/>
      <text:p text:style-name="Text_20_body"/>
      <text:p text:style-name="Heading_20_2">3.2. Dodavanje troškova</text:p>
      <text:p text:style-name="Text_20_body"/>
      <text:p text:style-name="Text_20_body">Za unos novog troška:</text:p>
      <text:p text:style-name="Text_20_body"/>
      <text:p text:style-name="Text_20_body">1. Otvorite ekran "Add Expense" iz menija (podrazumevano je početni ekran)</text:p>
      <text:p text:style-name="Text_20_body">2. Odaberite datum tapkanjem na dugme sa datumom (po defaultu je današnji dan)</text:p>
      <text:p text:style-name="Text_20_body"><text:soft-page-break/>3. Unesite iznos troška u polje "Amount"</text:p>
      <text:p text:style-name="Text_20_body">4. Izaberite kategoriju iz padajućeg menija "Category"</text:p>
      <text:p text:style-name="Text_20_body">5. Tapnite dugme "CREATE"</text:p>
      <text:p text:style-name="Text_20_body"/>
      <text:p text:style-name="Text_20_body">Napomena: Dugme "CREATE" će biti omogućeno samo kada unesete iznos i odaberete kategoriju.</text:p>
      <text:p text:style-name="Text_20_body"/>
      <text:p text:style-name="Text_20_body"/>
      <text:p text:style-name="Heading_20_2">3.3. Pregled dnevnih troškova</text:p>
      <text:p text:style-name="Text_20_body"/>
      <text:p text:style-name="Text_20_body">1. Otvorite "Daily Expenses" iz menija</text:p>
      <text:p text:style-name="Text_20_body">2. Videćete listu svih troškova za odabrani datum</text:p>
      <text:p text:style-name="Text_20_body">3. Za svaki trošak prikazuje se:</text:p>
      <text:p text:style-name="List">- Naziv i ikona kategorije</text:p>
      <text:p text:style-name="List">- Iznos troška</text:p>
      <text:p text:style-name="List">- Datum</text:p>
      <text:p text:style-name="Text_20_body">4. Na vrhu ekrana vidite:</text:p>
      <text:p text:style-name="List">- Ukupan iznos troškova za dan</text:p>
      <text:p text:style-name="List">- Progress bar koji pokazuje procenat iskorišćenosti dnevnog limita</text:p>
      <text:p text:style-name="List">- Status: unutar limita (zeleno) ili van limita (crveno)</text:p>
      <text:p text:style-name="Text_20_body"/>
      <text:p text:style-name="Text_20_body">Upravljanje troškovima:</text:p>
      <text:p text:style-name="List">• Tapnite na trošak da ga izmenite</text:p>
      <text:p text:style-name="List">• Swipe levo ili desno da obrišete trošak</text:p>
      <text:p text:style-name="List">• Koristite strelice napred/nazad za promenu datuma</text:p>
      <text:p text:style-name="Text_20_body"/>
      <text:p text:style-name="Text_20_body"/>
      <text:p text:style-name="Heading_20_2">3.4. Pregled mesečnih troškova</text:p>
      <text:p text:style-name="Text_20_body"/>
      <text:p text:style-name="Text_20_body">1. Otvorite "Monthly Expenses" iz menija</text:p>
      <text:p text:style-name="Text_20_body">2. Videćete kalendarski prikaz troškova za ceo mesec</text:p>
      <text:p text:style-name="Text_20_body">3. Za svaki dan prikazuje se:</text:p>
      <text:p text:style-name="List">- Datum</text:p>
      <text:p text:style-name="List">- Ukupan iznos troškova za taj dan</text:p>
      <text:p text:style-name="List">- Vizuelni indikator (boja) statusa budžeta</text:p>
      <text:p text:style-name="Text_20_body">4. Tapnite na određeni dan za detaljan pregled troškova tog dana</text:p>
      <text:p text:style-name="Text_20_body">5. Koristite strelice za navigaciju između meseci</text:p>
      <text:p text:style-name="Text_20_body"/>
      <text:p text:style-name="Text_20_body"/>
      <text:p text:style-name="Heading_20_2">3.5. Mesečni izveštaj</text:p>
      <text:p text:style-name="Text_20_body"/>
      <text:p text:style-name="Text_20_body">1. Otvorite "Monthly Report" iz menija</text:p>
      <text:p text:style-name="Text_20_body"><text:soft-page-break/>2. Izveštaj prikazuje:</text:p>
      <text:p text:style-name="List">- Ukupan iznos troškova za mesec</text:p>
      <text:p text:style-name="List">- Broj dana unutar/van budžeta</text:p>
      <text:p text:style-name="List">- Raspoređenost troškova po kategorijama</text:p>
      <text:p text:style-name="List">- Prosečan dnevni trošak</text:p>
      <text:p text:style-name="List">- Grafički prikaz podataka</text:p>
      <text:p text:style-name="Text_20_body">3. Koristite ove podatke da analizirate svoje navike potrošnje</text:p>
      <text:p text:style-name="Text_20_body"/>
      <text:p text:style-name="Text_20_body"/>
      <text:p text:style-name="Heading_20_2">3.6. Podešavanje dnevnog limita</text:p>
      <text:p text:style-name="Text_20_body"/>
      <text:p text:style-name="Text_20_body">Postavljanje dnevnog budžetskog limita:</text:p>
      <text:p text:style-name="Text_20_body"/>
      <text:p text:style-name="Text_20_body">1. Otvorite "Set Daily Expense Cap" iz menija</text:p>
      <text:p text:style-name="Text_20_body">2. Unesite željeni dnevni limit (npr. 2000 za 2000 dinara dnevno)</text:p>
      <text:p text:style-name="Text_20_body">3. Tapnite dugme za potvrdu</text:p>
      <text:p text:style-name="Text_20_body">4. Limit će se primeniti na sve buduce datume</text:p>
      <text:p text:style-name="Text_20_body"/>
      <text:p text:style-name="Text_20_body">Kada vaši dnevni troškovi pređu ovaj limit, aplikacija će to vizuelno označiti crvenom bojom na progress bar-u.</text:p>
      <text:p text:style-name="Text_20_body"/>
      <text:p text:style-name="Text_20_body"/>
      <text:p text:style-name="Heading_20_2">3.7. Upravljanje kategorijama</text:p>
      <text:p text:style-name="Text_20_body"/>
      <text:p text:style-name="Text_20_body">Aplikacija dolazi sa podrazumevanim kategorijama, ali možete kreirati svoje:</text:p>
      <text:p text:style-name="Text_20_body"/>
      <text:p text:style-name="Text_20_body">Dodavanje nove kategorije:</text:p>
      <text:p text:style-name="Text_20_body">1. Otvorite "Categories Setup" iz menija</text:p>
      <text:p text:style-name="Text_20_body">2. Tapnite dugme "+" ili "Add Category"</text:p>
      <text:p text:style-name="Text_20_body">3. Unesite:</text:p>
      <text:p text:style-name="List">- Naziv kategorije (npr. "Kafić")</text:p>
      <text:p text:style-name="List">- Opis kategorije</text:p>
      <text:p text:style-name="List">- Odaberite boju (pomoću HueBar-a)</text:p>
      <text:p text:style-name="Text_20_body">4. Tapnite "CREATE"</text:p>
      <text:p text:style-name="Text_20_body"/>
      <text:p text:style-name="Text_20_body">Izmena kategorije:</text:p>
      <text:p text:style-name="Text_20_body">1. Tapnite na kategoriju iz liste</text:p>
      <text:p text:style-name="Text_20_body">2. Izmenite naziv, opis ili boju</text:p>
      <text:p text:style-name="Text_20_body">3. Tapnite "SAVE"</text:p>
      <text:p text:style-name="Text_20_body"/>
      <text:p text:style-name="Text_20_body"><text:soft-page-break/>Brisanje kategorije:</text:p>
      <text:p text:style-name="Text_20_body">1. Swipe levo/desno na kategoriji</text:p>
      <text:p text:style-name="Text_20_body">2. Potvrdite brisanje</text:p>
      <text:p text:style-name="Text_20_body"/>
      <text:p text:style-name="Text_20_body">Napomena: Možete brisati samo custom kategorije koje ste sami kreirali. Podrazumevane kategorije se ne mogu obrisati.</text:p>
      <text:p text:style-name="Text_20_body"/>
      <text:p text:style-name="Text_20_body">Omiljene kategorije:</text:p>
      <text:p text:style-name="List">• Tapnite na ikonu zvezde da označite kategoriju kao omiljenu</text:p>
      <text:p text:style-name="List">• Omiljene kategorije se prikazuju na vrhu liste za brži pristup</text:p>
      <text:p text:style-name="Text_20_body"/>
      <text:p text:style-name="Text_20_body"/>
      <text:p text:style-name="Heading_20_1">4. ZAKLJUČAK</text:p>
      <text:p text:style-name="Text_20_body"/>
      <text:p text:style-name="Text_20_body">Simple Expense Tracker je moderna Android aplikacija koja kombinuje jednostavnost korišćenja sa naprednim tehničkim rešenjima. Korišćenjem najnovijih Android tehnologija kao što su Kotlin, Jetpack Compose i Material 3 Design, aplikacija pruža glatko korisničko iskustvo i stabilne performanse.</text:p>
      <text:p text:style-name="Text_20_body"/>
      <text:p text:style-name="Text_20_body">Ključne prednosti aplikacije:</text:p>
      <text:p text:style-name="List">• Potpuno offline rad - nema potrebe za internet konekcijom</text:p>
      <text:p text:style-name="List">• Lokalno skladištenje podataka - privatnost i bezbednost</text:p>
      <text:p text:style-name="List">• Intuitivno korisničko interfejs - lako za upotrebu</text:p>
      <text:p text:style-name="List">• Fleksibilne kategorije - prilagodljivo potrebama korisnika</text:p>
      <text:p text:style-name="List">• Detaljni izveštaji - uvid u obrazce potrošnje</text:p>
      <text:p text:style-name="List">• Budžetsko praćenje - pomoć u finansijskoj disciplini</text:p>
      <text:p text:style-name="Text_20_body"/>
      <text:p text:style-name="Text_20_body">Sa čistom arhitekturom, odvojenim slojevima i dobrom organizacijom koda, aplikacija je laka za održavanje i proširivanje. GitHub Actions workflow obezbeđuje automatizaciju build procesa i omogućava kontinuiranu integraciju novih funkcionalnosti.</text:p>
      <text:p text:style-name="Text_20_body"/>
      <text:p text:style-name="Text_20_body">Aplikacija predstavlja solidnu osnovu za praćenje ličnih finansija i može se dalje razvijati dodavanjem novih funkcionalnosti kao što su izvoz podataka, backup/restore, widget podrška, grafički prikazi troškova, i još mnogo toga.</text:p>
      <text:p text:style-name="Text_20_body"/>
      <text:p text:style-name="Text_20_body"/>
      <text:p text:style-name="Text_20_body">---</text:p>
      <text:p text:style-name="Text_20_body">Verzija aplikacije: 1.0.6</text:p>
      <text:p text:style-name="Text_20_body">Datum kreiranja dokumenta: 2. Oktobar 2025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text-properties fo:font-size="14pt" fo:font-weight="bold"/>
    </style:style>
    <style:style style:name="Text_20_body" style:display-name="Text body" style:family="paragraph" style:class="text">
      <style:paragraph-properties fo:margin-top="0in" fo:margin-bottom="0.0827in" style:contextual-spacing="false"/>
    </style:style>
    <style:style style:name="List" style:family="paragraph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next-style-name="Text_20_body" style:class="text">
      <style:text-properties fo:font-size="18pt" fo:font-weight="bold"/>
    </style:style>
    <style:style style:name="Heading_20_2" style:display-name="Heading 2" style:family="paragraph" style:next-style-name="Text_20_body" style:class="text">
      <style:text-properties fo:font-size="16pt" fo:font-weight="bold"/>
    </style:style>
    <style:style style:name="Heading_20_3" style:display-name="Heading 3" style:family="paragraph" style:next-style-name="Text_20_body" style:class="text">
      <style:text-properties fo:font-size="14pt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Seminarski rad - Simple Expense Tracker</dc:title>
    <meta:creation-date>2025-10-02T00:00:00</meta:creation-date>
    <meta:document-statistic meta:table-count="0" meta:image-count="0" meta:object-count="0" meta:page-count="8" meta:paragraph-count="218" meta:word-count="1476" meta:character-count="10320" meta:non-whitespace-character-count="9062"/>
  </office:meta>
</office:document-meta>
</file>